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11f" officeooo:paragraph-rsid="001a063f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7511f" officeooo:paragraph-rsid="001a063f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a063f"/>
    </style:style>
    <style:style style:name="T2" style:family="text">
      <style:text-properties fo:color="#f97583" loext:opacity="100%"/>
    </style:style>
    <style:style style:name="T3" style:family="text">
      <style:text-properties fo:color="#e1e4e8" loext:opacity="100%" style:font-name="Droid Sans Mono" fo:font-size="10.5pt" fo:font-weight="normal" fo:background-color="#24292e" loext:char-shading-value="0"/>
    </style:style>
    <style:style style:name="T4" style:family="text">
      <style:text-properties fo:color="#e1e4e8" loext:opacity="100%" style:font-name="Droid Sans Mono" fo:font-size="10.5pt" fo:font-weight="bold" fo:background-color="#24292e" loext:char-shading-value="0" style:font-weight-asian="bold" style:font-weight-complex="bold"/>
    </style:style>
    <style:style style:name="T5" style:family="text">
      <style:text-properties fo:color="#b392f0" loext:opacity="100%"/>
    </style:style>
    <style:style style:name="T6" style:family="text">
      <style:text-properties fo:color="#9ecbff" loext:opacity="100%"/>
    </style:style>
    <style:style style:name="T7" style:family="text">
      <style:text-properties fo:color="#79b8ff" loext:opacity="100%"/>
    </style:style>
    <style:style style:name="T8" style:family="text">
      <style:text-properties fo:color="#ffab70" loext:opacity="100%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24AI034 | AI Assignment – 0<text:span text:style-name="T1">8</text:span> | Manav Dhamecha </text:p>
      <text:p text:style-name="P1"/>
      <text:p text:style-name="Standard"/>
      <text:p text:style-name="P3">Use the following graph for the Traveling Salesperson problem. <text:s/></text:p>
      <text:p text:style-name="P3">Find the least cost path in the graph for the TSP problem. </text:p>
      <text:p text:style-name="P3"><text:s text:c="4"/>A <text:s text:c="2"/>B <text:s text:c="3"/>C <text:s text:c="2"/>D <text:s text:c="2"/>E <text:s text:c="3"/>F <text:s text:c="2"/>G <text:s text:c="2"/>H </text:p>
      <text:p text:style-name="P3">A [0, 10, 15, 20, 25, 30, 35, 40], # City 0 </text:p>
      <text:p text:style-name="P3">B [12, 0, 35, 15, 20, 25, 30, 45], # City 1 </text:p>
      <text:p text:style-name="P3">C [25, 30, 0, 10, 40, 20, 15, 35], # City 2 </text:p>
      <text:p text:style-name="P3">D [18, 25, 12, 0, 15, 30, 20, 10], # City 3 </text:p>
      <text:p text:style-name="P3">E [22, 18, 28, 20, 0, 15, 25, 30], # City 4 </text:p>
      <text:p text:style-name="P3">F [35, 22, 18, 28, 12, 0, 40, 20], # City 5 </text:p>
      <text:p text:style-name="P3">G [30, 35, 22, 18, 28, 32, 0, 15], # City 6 </text:p>
      <text:p text:style-name="P3">H [40, 28, 35, 22, 18, 25, 12, 0 ] # City 7 </text:p>
      <text:p text:style-name="P3"/>
      <text:p text:style-name="P3">1. </text:p>
      <text:p text:style-name="P3"><text:s text:c="4"/>Use the local beam search to solve the problem. </text:p>
      <text:p text:style-name="P3"><text:s text:c="4"/>Give a comparative analysis of the algorithm when the beam width k=3,5,10. </text:p>
      <text:p text:style-name="P3"><text:s text:c="4"/>Does the convergence depend on the value of k? </text:p>
      <text:p text:style-name="P3"/>
      <text:p text:style-name="Standard">import random</text:p>
      <text:p text:style-name="Standard"/>
      <text:p text:style-name="Standard">cities = ['A','B','C','D','E','F','G','H']</text:p>
      <text:p text:style-name="Standard"/>
      <text:p text:style-name="Standard">graph = [</text:p>
      <text:p text:style-name="Standard">[0,10,15,20,25,30,35,40],</text:p>
      <text:p text:style-name="Standard">[12,0,35,15,20,25,30,45],</text:p>
      <text:p text:style-name="Standard">[25,30,0,10,40,20,15,35],</text:p>
      <text:p text:style-name="Standard">[18,25,12,0,15,30,20,10],</text:p>
      <text:p text:style-name="Standard">[22,18,28,20,0,15,25,30],</text:p>
      <text:p text:style-name="Standard">[35,22,18,28,12,0,40,20],</text:p>
      <text:p text:style-name="Standard">[30,35,22,18,28,32,0,15],</text:p>
      <text:p text:style-name="Standard">[40,28,35,22,18,25,12,0]</text:p>
      <text:p text:style-name="Standard">]</text:p>
      <text:p text:style-name="Standard"/>
      <text:p text:style-name="Standard">def path_cost(path):</text:p>
      <text:p text:style-name="Standard">cost = 0</text:p>
      <text:p text:style-name="Standard">for i in range(len(path)-1):</text:p>
      <text:p text:style-name="Standard">cost += graph[path[i]][path[i+1]]</text:p>
      <text:p text:style-name="Standard">cost += graph[path[-1]][path[0]]</text:p>
      <text:p text:style-name="Standard">return cost</text:p>
      <text:p text:style-name="Standard"><text:line-break/></text:p>
      <text:p text:style-name="Standard"># Local Beam Search</text:p>
      <text:p text:style-name="Standard">def local_beam_search(k, iterations=200):</text:p>
      <text:p text:style-name="Standard"/>
      <text:p text:style-name="Standard">states = []</text:p>
      <text:p text:style-name="Standard">for i in range(k):</text:p>
      <text:p text:style-name="Standard">p = list(range(len(cities)))</text:p>
      <text:p text:style-name="Standard">random.shuffle(p)</text:p>
      <text:p text:style-name="Standard">states.append(p)</text:p>
      <text:p text:style-name="Standard"/>
      <text:p text:style-name="Standard"><text:soft-page-break/>best = None</text:p>
      <text:p text:style-name="Standard">best_cost = float('inf')</text:p>
      <text:p text:style-name="Standard"/>
      <text:p text:style-name="Standard">for i in range(iterations):</text:p>
      <text:p text:style-name="Standard"/>
      <text:p text:style-name="Standard">all_neighbors = []</text:p>
      <text:p text:style-name="Standard"/>
      <text:p text:style-name="Standard">for state in states:</text:p>
      <text:p text:style-name="Standard"/>
      <text:p text:style-name="Standard">for i in range(len(state)):</text:p>
      <text:p text:style-name="Standard">for j in range(i+1,len(state)):</text:p>
      <text:p text:style-name="Standard">neighbor = state.copy()</text:p>
      <text:p text:style-name="Standard">neighbor[i],neighbor[j] = neighbor[j],neighbor[i]</text:p>
      <text:p text:style-name="Standard">all_neighbors.append(neighbor)</text:p>
      <text:p text:style-name="Standard"/>
      <text:p text:style-name="Standard">all_neighbors.sort(key=path_cost)</text:p>
      <text:p text:style-name="Standard"/>
      <text:p text:style-name="Standard">states = all_neighbors[:k]</text:p>
      <text:p text:style-name="Standard"/>
      <text:p text:style-name="Standard">c = path_cost(states[0])</text:p>
      <text:p text:style-name="Standard"/>
      <text:p text:style-name="Standard">if c &lt; best_cost:</text:p>
      <text:p text:style-name="Standard">best_cost = c</text:p>
      <text:p text:style-name="Standard">best = states[0]</text:p>
      <text:p text:style-name="Standard"/>
      <text:p text:style-name="Standard">return best,best_cost</text:p>
      <text:p text:style-name="Standard"/>
      <text:p text:style-name="Standard">for k in [3,5,10]:</text:p>
      <text:p text:style-name="Standard">path,cost = local_beam_search(k)</text:p>
      <text:p text:style-name="Standard">print("Beam width:",k)</text:p>
      <text:p text:style-name="Standard">print("Path:",[cities[i] for i in path])</text:p>
      <text:p text:style-name="Standard">print("Cost:",cost)</text:p>
      <text:p text:style-name="Standard">print()</text:p>
      <text:p text:style-name="P4"/>
      <text:p text:style-name="P3"/>
      <text:p text:style-name="P3">2. </text:p>
      <text:p text:style-name="P3"><text:s text:c="4"/>Use the genetic algorithm to solve the problem. </text:p>
      <text:p text:style-name="P3"><text:s text:c="4"/>Use one crossover point and two crossover points to generate the offspring. </text:p>
      <text:p text:style-name="P3"><text:s text:c="4"/>Does the number of crossover points impact the convergence rate?</text:p>
      <text:p text:style-name="P3"/>
      <text:p text:style-name="Standard">import random</text:p>
      <text:p text:style-name="Standard"/>
      <text:p text:style-name="Standard">cities = ['A','B','C','D','E','F','G','H']</text:p>
      <text:p text:style-name="Standard"/>
      <text:p text:style-name="Standard">graph = [</text:p>
      <text:p text:style-name="Standard">[0,10,15,20,25,30,35,40],</text:p>
      <text:p text:style-name="Standard">[12,0,35,15,20,25,30,45],</text:p>
      <text:p text:style-name="Standard">[25,30,0,10,40,20,15,35],</text:p>
      <text:p text:style-name="Standard">[18,25,12,0,15,30,20,10],</text:p>
      <text:p text:style-name="Standard">[22,18,28,20,0,15,25,30],</text:p>
      <text:p text:style-name="Standard">[35,22,18,28,12,0,40,20],</text:p>
      <text:p text:style-name="Standard">[30,35,22,18,28,32,0,15],</text:p>
      <text:p text:style-name="Standard"><text:soft-page-break/>[40,28,35,22,18,25,12,0]</text:p>
      <text:p text:style-name="Standard">]</text:p>
      <text:p text:style-name="Standard"/>
      <text:p text:style-name="Standard">def path_cost(path):</text:p>
      <text:p text:style-name="Standard">cost = 0</text:p>
      <text:p text:style-name="Standard">for i in range(len(path)-1):</text:p>
      <text:p text:style-name="Standard">cost += graph[path[i]][path[i+1]]</text:p>
      <text:p text:style-name="Standard">cost += graph[path[-1]][path[0]]</text:p>
      <text:p text:style-name="Standard">return cost</text:p>
      <text:p text:style-name="Standard"/>
      <text:p text:style-name="Standard"># Initial population</text:p>
      <text:p text:style-name="Standard">def initial_population(size):</text:p>
      <text:p text:style-name="Standard">pop = []</text:p>
      <text:p text:style-name="Standard">for i in range(size):</text:p>
      <text:p text:style-name="Standard">p = list(range(len(cities)))</text:p>
      <text:p text:style-name="Standard">random.shuffle(p)</text:p>
      <text:p text:style-name="Standard">pop.append(p)</text:p>
      <text:p text:style-name="Standard">return pop</text:p>
      <text:p text:style-name="Standard"/>
      <text:p text:style-name="Standard"># Selection</text:p>
      <text:p text:style-name="Standard">def selection(pop):</text:p>
      <text:p text:style-name="Standard">pop.sort(key=path_cost)</text:p>
      <text:p text:style-name="Standard">return pop[:len(pop)//2]</text:p>
      <text:p text:style-name="Standard"/>
      <text:p text:style-name="Standard"># 1-point crossover</text:p>
      <text:p text:style-name="Standard">def crossover_one(p1,p2):</text:p>
      <text:p text:style-name="Standard"/>
      <text:p text:style-name="Standard">point = random.randint(1,len(p1)-2)</text:p>
      <text:p text:style-name="Standard"/>
      <text:p text:style-name="Standard">child = p1[:point]</text:p>
      <text:p text:style-name="Standard"/>
      <text:p text:style-name="Standard">for gene in p2:</text:p>
      <text:p text:style-name="Standard">if gene not in child:</text:p>
      <text:p text:style-name="Standard">child.append(gene)</text:p>
      <text:p text:style-name="Standard"/>
      <text:p text:style-name="Standard">return child</text:p>
      <text:p text:style-name="Standard"/>
      <text:p text:style-name="Standard"># 2-point crossover</text:p>
      <text:p text:style-name="Standard">def crossover_two(p1,p2):</text:p>
      <text:p text:style-name="Standard"/>
      <text:p text:style-name="Standard">a,b = sorted(random.sample(range(len(p1)),2))</text:p>
      <text:p text:style-name="Standard"/>
      <text:p text:style-name="Standard">child = [None]*len(p1)</text:p>
      <text:p text:style-name="Standard"/>
      <text:p text:style-name="Standard">child[a:b] = p1[a:b]</text:p>
      <text:p text:style-name="Standard"/>
      <text:p text:style-name="Standard">fill = [g for g in p2 if g not in child]</text:p>
      <text:p text:style-name="Standard"/>
      <text:p text:style-name="Standard">idx = 0</text:p>
      <text:p text:style-name="Standard"/>
      <text:p text:style-name="Standard">for i in range(len(child)):</text:p>
      <text:p text:style-name="Standard">if child[i] is None:</text:p>
      <text:p text:style-name="Standard"><text:soft-page-break/>child[i] = fill[idx]</text:p>
      <text:p text:style-name="Standard">idx += 1</text:p>
      <text:p text:style-name="Standard"/>
      <text:p text:style-name="Standard">return child</text:p>
      <text:p text:style-name="Standard"/>
      <text:p text:style-name="Standard"># Mutation</text:p>
      <text:p text:style-name="Standard">def mutate(path,rate=0.1):</text:p>
      <text:p text:style-name="Standard"/>
      <text:p text:style-name="Standard">if random.random() &lt; rate:</text:p>
      <text:p text:style-name="Standard">i,j = random.sample(range(len(path)),2)</text:p>
      <text:p text:style-name="Standard">path[i],path[j] = path[j],path[i]</text:p>
      <text:p text:style-name="Standard"/>
      <text:p text:style-name="Standard">return path</text:p>
      <text:p text:style-name="Standard"/>
      <text:p text:style-name="Standard"># Genetic Algorithm</text:p>
      <text:p text:style-name="Standard">def genetic_algorithm(pop_size=50,generations=300,crossover="one"):</text:p>
      <text:p text:style-name="Standard"/>
      <text:p text:style-name="Standard">pop = initial_population(pop_size)</text:p>
      <text:p text:style-name="Standard"/>
      <text:p text:style-name="Standard">for i in range(generations):</text:p>
      <text:p text:style-name="Standard"/>
      <text:p text:style-name="Standard">parents = selection(pop)</text:p>
      <text:p text:style-name="Standard"/>
      <text:p text:style-name="Standard">children = []</text:p>
      <text:p text:style-name="Standard"/>
      <text:p text:style-name="Standard">while len(children) &lt; pop_size:</text:p>
      <text:p text:style-name="Standard">p1,p2 = random.sample(parents,2)</text:p>
      <text:p text:style-name="Standard"/>
      <text:p text:style-name="Standard">if crossover=="one":</text:p>
      <text:p text:style-name="Standard">child = crossover_one(p1,p2)</text:p>
      <text:p text:style-name="Standard">else:</text:p>
      <text:p text:style-name="Standard">child = crossover_two(p1,p2)</text:p>
      <text:p text:style-name="Standard"/>
      <text:p text:style-name="Standard">child = mutate(child)</text:p>
      <text:p text:style-name="Standard">children.append(child)</text:p>
      <text:p text:style-name="Standard">pop = children</text:p>
      <text:p text:style-name="Standard"/>
      <text:p text:style-name="Standard">best = min(pop,key=path_cost)</text:p>
      <text:p text:style-name="Standard"/>
      <text:p text:style-name="Standard">return best,path_cost(best)</text:p>
      <text:p text:style-name="Standard"/>
      <text:p text:style-name="Standard">path,cost = genetic_algorithm(crossover="one")</text:p>
      <text:p text:style-name="Standard">print("Genetic Algorithm (1-point crossover)")</text:p>
      <text:p text:style-name="Standard">print("Path:",[cities[i] for i in path])</text:p>
      <text:p text:style-name="Standard">print("Cost:",cost)</text:p>
      <text:p text:style-name="Standard"/>
      <text:p text:style-name="Standard">print()</text:p>
      <text:p text:style-name="Standard"/>
      <text:p text:style-name="Standard">path,cost = genetic_algorithm(crossover="two")</text:p>
      <text:p text:style-name="Standard">print("Genetic Algorithm (2-point crossover)")</text:p>
      <text:p text:style-name="Standard">print("Path:",[cities[i] for i in path])</text:p>
      <text:p text:style-name="Standard">print("Cost:",cost)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1:32:36.609419661</meta:creation-date>
    <meta:print-date>2026-04-13T11:35:35.150276813</meta:print-date>
    <meta:printed-by>PDF files</meta:printed-by>
    <dc:date>2026-04-13T11:35:40.473461912</dc:date>
    <meta:editing-duration>PT5S</meta:editing-duration>
    <meta:editing-cycles>1</meta:editing-cycles>
    <meta:document-statistic meta:table-count="0" meta:image-count="0" meta:object-count="0" meta:page-count="4" meta:paragraph-count="151" meta:word-count="533" meta:character-count="3984" meta:non-whitespace-character-count="3535"/>
    <meta:generator>LibreOffice/24.2.7.2$Linux_X86_64 LibreOffice_project/420$Build-2</meta:generator>
  </office:meta>
</office:document-meta>
</file>